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3.302cm" svg:height="3.556cm" svg:x="0.304cm" svg:y="1.128cm">
          <text:p text:style-name="P1">Ac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302cm" svg:height="3.556cm" svg:x="4.304cm" svg:y="1.128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302cm" svg:height="3.556cm" svg:x="9.304cm" svg:y="1.128cm">
          <text:p text:style-name="P1">Header,</text:p>
          <text:p text:style-name="P1">Ren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302cm" svg:height="3.556cm" svg:x="14.304cm" svg:y="1.128cm">
          <text:p text:style-name="P1">Resourc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302cm" svg:height="3.556cm" svg:x="19.304cm" svg:y="1.128cm">
          <text:p text:style-name="P1">Action</text:p>
          <text:p text:style-name="P1">or</text:p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606cm" svg:y1="2.906cm" svg:x2="4.304cm" svg:y2="2.906cm" draw:start-shape="id1" draw:start-glue-point="1" draw:end-shape="id2" draw:end-glue-point="3" svg:d="M3606 2906h698" svg:viewBox="0 0 699 1">
          <text:p/>
        </draw:connector>
        <draw:connector draw:style-name="gr3" draw:text-style-name="P1" xml:id="id4" draw:id="id4" draw:layer="layout" draw:type="line" svg:x1="7.606cm" svg:y1="2.906cm" svg:x2="9.304cm" svg:y2="2.906cm" draw:start-shape="id2" draw:start-glue-point="1" draw:end-shape="id3" draw:end-glue-point="3" svg:d="M7606 2906h1698" svg:viewBox="0 0 1699 1">
          <text:p/>
        </draw:connector>
        <draw:connector draw:style-name="gr4" draw:text-style-name="P1" draw:layer="layout" draw:line-skew="0.595cm" svg:x1="8.455cm" svg:y1="2.906cm" svg:x2="5.955cm" svg:y2="4.684cm" draw:start-shape="id4" draw:start-glue-point="0" draw:end-shape="id2" draw:end-glue-point="2" svg:d="M8455 2906v2874h-2500v-1096" svg:viewBox="0 0 2501 2875">
          <text:p/>
        </draw:connector>
        <draw:connector draw:style-name="gr3" draw:text-style-name="P1" xml:id="id6" draw:id="id6" draw:layer="layout" draw:type="line" svg:x1="12.606cm" svg:y1="2.906cm" svg:x2="14.304cm" svg:y2="2.906cm" draw:start-shape="id3" draw:start-glue-point="1" draw:end-shape="id5" draw:end-glue-point="3" svg:d="M12606 2906h1698" svg:viewBox="0 0 1699 1">
          <text:p/>
        </draw:connector>
        <draw:connector draw:style-name="gr4" draw:text-style-name="P1" draw:layer="layout" draw:line-skew="0.595cm" svg:x1="13.455cm" svg:y1="2.906cm" svg:x2="10.955cm" svg:y2="4.684cm" draw:start-shape="id6" draw:start-glue-point="0" draw:end-shape="id3" draw:end-glue-point="2" svg:d="M13455 2906v2874h-2500v-1096" svg:viewBox="0 0 2501 2875">
          <text:p/>
        </draw:connector>
        <draw:connector draw:style-name="gr3" draw:text-style-name="P1" xml:id="id8" draw:id="id8" draw:layer="layout" draw:type="line" svg:x1="17.606cm" svg:y1="2.906cm" svg:x2="19.304cm" svg:y2="2.906cm" draw:start-shape="id5" draw:start-glue-point="1" draw:end-shape="id7" draw:end-glue-point="3" svg:d="M17606 2906h1698" svg:viewBox="0 0 1699 1">
          <text:p/>
        </draw:connector>
        <draw:connector draw:style-name="gr4" draw:text-style-name="P1" draw:layer="layout" draw:line-skew="0.595cm" svg:x1="18.455cm" svg:y1="2.906cm" svg:x2="15.955cm" svg:y2="4.684cm" draw:start-shape="id8" draw:start-glue-point="0" draw:end-shape="id5" draw:end-glue-point="2" svg:d="M18455 2906v2874h-2500v-1096" svg:viewBox="0 0 2501 2875">
          <text:p/>
        </draw:connector>
        <draw:custom-shape draw:style-name="gr5" draw:text-style-name="P1" xml:id="id9" draw:id="id9" draw:layer="layout" svg:width="3.302cm" svg:height="0.414cm" svg:x="9.299cm" svg:y="5.366cm">
          <text:p text:style-name="P1"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261cm" svg:x1="18.455cm" svg:y1="2.906cm" svg:x2="10.95cm" svg:y2="5.78cm" draw:start-shape="id8" draw:start-glue-point="0" draw:end-shape="id9" draw:end-glue-point="2" svg:d="M18455 2906v3635h-7505v-761" svg:viewBox="0 0 7506 3636">
          <text:p/>
        </draw:connector>
        <draw:custom-shape draw:style-name="gr1" draw:text-style-name="P1" xml:id="id10" draw:id="id10" draw:layer="layout" svg:width="3.302cm" svg:height="3.556cm" svg:x="4.304cm" svg:y="7.129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3.302cm" svg:height="3.556cm" svg:x="9.304cm" svg:y="7.129cm">
          <text:p text:style-name="P1">Header,</text:p>
          <text:p text:style-name="P1">Ren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3.302cm" svg:height="3.556cm" svg:x="14.304cm" svg:y="7.129cm">
          <text:p text:style-name="P1">Resource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3.302cm" svg:height="3.556cm" svg:x="19.304cm" svg:y="7.129cm">
          <text:p text:style-name="P1">Action</text:p>
          <text:p text:style-name="P1">or</text:p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3" draw:text-style-name="P1" xml:id="id12" draw:id="id12" draw:layer="layout" draw:type="line" svg:x1="7.606cm" svg:y1="8.907cm" svg:x2="9.304cm" svg:y2="8.907cm" draw:start-shape="id10" draw:start-glue-point="1" draw:end-shape="id11" draw:end-glue-point="3" svg:d="M7606 8907h1698" svg:viewBox="0 0 1699 1">
          <text:p/>
        </draw:connector>
        <draw:connector draw:style-name="gr4" draw:text-style-name="P1" draw:layer="layout" draw:line-skew="0.595cm" svg:x1="8.455cm" svg:y1="8.907cm" svg:x2="5.955cm" svg:y2="10.685cm" draw:start-shape="id12" draw:start-glue-point="0" draw:end-shape="id10" draw:end-glue-point="2" svg:d="M8455 8907v2874h-2500v-1096" svg:viewBox="0 0 2501 2875">
          <text:p/>
        </draw:connector>
        <draw:connector draw:style-name="gr3" draw:text-style-name="P1" xml:id="id14" draw:id="id14" draw:layer="layout" draw:type="line" svg:x1="12.606cm" svg:y1="8.907cm" svg:x2="14.304cm" svg:y2="8.907cm" draw:start-shape="id11" draw:start-glue-point="1" draw:end-shape="id13" draw:end-glue-point="3" svg:d="M12606 8907h1698" svg:viewBox="0 0 1699 1">
          <text:p/>
        </draw:connector>
        <draw:connector draw:style-name="gr4" draw:text-style-name="P1" draw:layer="layout" draw:line-skew="0.595cm" svg:x1="13.455cm" svg:y1="8.907cm" svg:x2="10.955cm" svg:y2="10.685cm" draw:start-shape="id14" draw:start-glue-point="0" draw:end-shape="id11" draw:end-glue-point="2" svg:d="M13455 8907v2874h-2500v-1096" svg:viewBox="0 0 2501 2875">
          <text:p/>
        </draw:connector>
        <draw:connector draw:style-name="gr3" draw:text-style-name="P1" xml:id="id16" draw:id="id16" draw:layer="layout" draw:type="line" svg:x1="17.606cm" svg:y1="8.907cm" svg:x2="19.304cm" svg:y2="8.907cm" draw:start-shape="id13" draw:start-glue-point="1" draw:end-shape="id15" draw:end-glue-point="3" svg:d="M17606 8907h1698" svg:viewBox="0 0 1699 1">
          <text:p/>
        </draw:connector>
        <draw:connector draw:style-name="gr4" draw:text-style-name="P1" draw:layer="layout" draw:line-skew="0.595cm" svg:x1="18.455cm" svg:y1="8.907cm" svg:x2="15.955cm" svg:y2="10.685cm" draw:start-shape="id16" draw:start-glue-point="0" draw:end-shape="id13" draw:end-glue-point="2" svg:d="M18455 8907v2874h-2500v-1096" svg:viewBox="0 0 2501 2875">
          <text:p/>
        </draw:connector>
        <draw:custom-shape draw:style-name="gr5" draw:text-style-name="P1" xml:id="id17" draw:id="id17" draw:layer="layout" svg:width="3.302cm" svg:height="0.414cm" svg:x="9.299cm" svg:y="11.367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261cm" svg:x1="18.455cm" svg:y1="8.907cm" svg:x2="10.95cm" svg:y2="11.781cm" draw:start-shape="id16" draw:start-glue-point="0" draw:end-shape="id17" draw:end-glue-point="2" svg:d="M18455 8907v3635h-7505v-761" svg:viewBox="0 0 7506 3636">
          <text:p/>
        </draw:connector>
        <draw:frame draw:style-name="gr6" draw:text-style-name="P2" draw:layer="layout" svg:width="6.497cm" svg:height="0.721cm" svg:x="0.027cm" svg:y="0.35cm">
          <draw:text-box>
            <text:p text:style-name="P1"><text:span text:style-name="T1">Portlet 3.0</text:span><text:span text:style-name="T2"> Request(s) Lifecycl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1T14:54:25.854954000</meta:creation-date>
    <dc:date>2017-03-07T14:16:32.901488000</dc:date>
    <meta:editing-duration>PT1H1M1S</meta:editing-duration>
    <meta:editing-cycles>12</meta:editing-cycles>
    <meta:generator>LibreOffice/4.2.6.3$MacOSX_x86 LibreOffice_project/3fd416d4c6db7d3204c17ce57a1d70f6e531ee21</meta:generator>
    <meta:document-statistic meta:object-count="50"/>
  </office:meta>
</office:document-meta>
</file>